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4" style:family="paragraph" style:parent-style-name="Preformatted_20_Text">
      <style:paragraph-properties fo:margin-left="2.09cm" fo:margin-right="0cm" fo:text-align="start" style:justify-single-word="false" fo:text-indent="0cm" style:auto-text-indent="false"/>
      <style:text-properties style:font-name="Comic Sans MS" fo:font-size="9pt" fo:font-style="italic" style:font-size-asian="9pt" style:font-style-asian="italic" style:font-size-complex="9pt" style:font-style-complex="italic"/>
    </style:style>
    <style:style style:name="P5" style:family="paragraph" style:parent-style-name="Preformatted_20_Text">
      <style:paragraph-properties fo:margin-left="2.09cm" fo:margin-right="0cm" fo:text-indent="0cm" style:auto-text-indent="false"/>
      <style:text-properties style:font-name="Comic Sans MS" fo:font-size="9pt" fo:font-style="italic" style:font-size-asian="9pt" style:font-style-asian="italic" style:font-size-complex="9pt" style:font-style-complex="italic"/>
    </style:style>
    <style:style style:name="P6" style:family="paragraph" style:parent-style-name="Preformatted_20_Text">
      <style:paragraph-properties fo:margin-left="2.09cm" fo:margin-right="0cm" fo:margin-top="0cm" fo:margin-bottom="0.499cm" fo:text-indent="0cm" style:auto-text-indent="false"/>
      <style:text-properties style:font-name="Comic Sans MS" fo:font-size="9pt" fo:font-style="italic" style:font-size-asian="9pt" style:font-style-asian="italic" style:font-size-complex="9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Comic Sans M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/10/2006</text:p>
      <text:p text:style-name="P1"/>
      <text:p text:style-name="P2">Test personnel: Basic</text:p>
      <text:p text:style-name="P3"/>
      <text:p text:style-name="P3"/>
      <text:p text:style-name="P3"><text:tab/>Voici une partie du code de mon premier « programme » fait en basic, il s'agit d'un exercice de calcul comportant 16 niveaux, de difficulté croissante et où l'utilisateur a le choix entre un mode de progression automatique ou manuel.</text:p>
      <text:p text:style-name="P3"><text:tab/> Il y a plus de 350 lignes pour les 7 premiers niveaux, alors voici seulement les 100 premières:</text:p>
      <text:p text:style-name="P3"/>
      <text:p text:style-name="P4">CLS</text:p>
      <text:p text:style-name="P5">COLOR 25</text:p>
      <text:p text:style-name="P5">' color: <text:s/>2=vert <text:s/>4=rouge <text:s/>5=violet 25=bleu clignotant</text:p>
      <text:p text:style-name="P5">PRINT ""</text:p>
      <text:p text:style-name="P5">PRINT " <text:s text:c="8"/>Tiger-222, cr‚er le 07/10/2006 et modifi‚ le 17/10/2006"</text:p>
      <text:p text:style-name="P5">PRINT ""</text:p>
      <text:p text:style-name="P5">COLOR 5</text:p>
      <text:p text:style-name="P5">PRINT " <text:s/>Bienvenue sur mon premier essai de programmation Basic."</text:p>
      <text:p text:style-name="P5">PRINT " <text:s/>Il s'agit d'un exercice de calcul."</text:p>
      <text:p text:style-name="P5">PRINT " <text:s/>En tout, ce programme se compose de 16 niveaux."</text:p>
      <text:p text:style-name="P5">PRINT ""</text:p>
      <text:p text:style-name="P5">PRINT " A partir du niveau 7, au bout de 3 tentatives fausses, je vous donne "</text:p>
      <text:p text:style-name="P5">PRINT " le d‚veloppement et le r‚sultat."</text:p>
      <text:p text:style-name="P5">COLOR 7</text:p>
      <text:p text:style-name="P5">PRINT ""</text:p>
      <text:p text:style-name="P5">PRINT " Tu peux quitter … tout moment en appuyant sur ECHAP."</text:p>
      <text:p text:style-name="P5">PRINT ""</text:p>
      <text:p text:style-name="P5">COLOR 4</text:p>
      <text:p text:style-name="P5">PRINT " Quel mode de progression de niveau choisis-tu?"</text:p>
      <text:p text:style-name="P5">INPUT " Automatique (1) ou Manuel (2) "; DEB</text:p>
      <text:p text:style-name="P5">IF DEB = 1 THEN GOTO start</text:p>
      <text:p text:style-name="P5">IF DEB = 2 THEN GOTO startman</text:p>
      <text:p text:style-name="P5">PRINT ""</text:p>
      <text:p text:style-name="P5"/>
      <text:p text:style-name="P5">start:</text:p>
      <text:p text:style-name="P5">PRINT ""</text:p>
      <text:p text:style-name="P5">COLOR 6</text:p>
      <text:p text:style-name="P5">PRINT " 1: Facile (niveaux 1 … 4)"</text:p>
      <text:p text:style-name="P5">PRINT " 2: Moyen (niveaux 5 … 8)"</text:p>
      <text:p text:style-name="P5">PRINT " 3: Difficile (niveaux 9 … 12)"</text:p>
      <text:p text:style-name="P5">PRINT " 4: Very Hard ! (niveaux 13 … 16)"</text:p>
      <text:p text:style-name="P5">PRINT ""</text:p>
      <text:p text:style-name="P5">INPUT " Quel niveau de difficult‚ "; N</text:p>
      <text:p text:style-name="P5">IF N = 1 THEN GOTO niv1</text:p>
      <text:p text:style-name="P5">IF N = 2 THEN GOTO niv5</text:p>
      <text:p text:style-name="P5">IF N = 3 THEN GOTO niv9</text:p>
      <text:p text:style-name="P5">IF N = 4 THEN GOTO niv13</text:p>
      <text:p text:style-name="P5">IF NOT N = 1 - 2 - 3 - 4 THEN GOTO start</text:p>
      <text:p text:style-name="P5"/>
      <text:p text:style-name="P5">startman:</text:p>
      <text:p text:style-name="P5">PRINT ""</text:p>
      <text:p text:style-name="P5">PRINT " Choix du niveau:"</text:p>
      <text:p text:style-name="P5">PRINT " Afin d'aller directement … un niveau, entre le num‚ro du niveau (de 1 … 16),"</text:p>
      <text:p text:style-name="P5">PRINT " sachant que 1 est facile, 16 very hard !"</text:p>
      <text:p text:style-name="P5">INPUT " Mon choix : "; NZ</text:p>
      <text:p text:style-name="P5">IF NZ = 1 THEN GOTO niv1</text:p>
      <text:p text:style-name="P5">IF NZ = 2 THEN GOTO niv2</text:p>
      <text:p text:style-name="P5">IF NZ = 3 THEN GOTO niv3</text:p>
      <text:p text:style-name="P5">IF NZ = 4 THEN GOTO niv4</text:p>
      <text:p text:style-name="P5">IF NZ = 5 THEN GOTO niv5</text:p>
      <text:p text:style-name="P5">IF NZ = 6 THEN GOTO niv6</text:p>
      <text:p text:style-name="P5">IF NZ = 7 THEN GOTO niv7</text:p>
      <text:p text:style-name="P5">IF NZ = 8 THEN GOTO niv8</text:p>
      <text:p text:style-name="P5">IF NZ = 9 THEN GOTO niv9</text:p>
      <text:p text:style-name="P5">IF NZ = 10 THEN GOTO niv10</text:p>
      <text:p text:style-name="P5">IF NZ = 11 THEN GOTO niv11</text:p>
      <text:p text:style-name="P5">IF NZ = 12 THEN GOTO niv12</text:p>
      <text:p text:style-name="P5">IF NZ = 13 THEN GOTO niv13</text:p>
      <text:p text:style-name="P5">IF NZ = 14 THEN GOTO niv14</text:p>
      <text:p text:style-name="P5">IF NZ = 15 THEN GOTO niv15</text:p>
      <text:p text:style-name="P5">IF NZ = 16 THEN GOTO niv16</text:p>
      <text:p text:style-name="P5"/>
      <text:p text:style-name="P5">niv1:</text:p>
      <text:p text:style-name="P5">PRINT ""</text:p>
      <text:p text:style-name="P5">COLOR 25</text:p>
      <text:p text:style-name="P5">PRINT " Niveau 1"</text:p>
      <text:p text:style-name="P5">PRINT ""</text:p>
      <text:p text:style-name="P5">COLOR 2</text:p>
      <text:p text:style-name="P5">INPUT " 2+2= "; A</text:p>
      <text:p text:style-name="P5">IF A = (2 + 2) THEN GOTO oui</text:p>
      <text:p text:style-name="P5">IF NOT A = (2 + 2) THEN GOTO non</text:p>
      <text:p text:style-name="P5"/>
      <text:p text:style-name="P5">oui:</text:p>
      <text:p text:style-name="P5">PRINT ""</text:p>
      <text:p text:style-name="P5">COLOR 4</text:p>
      <text:p text:style-name="P5">PRINT " Alors pour toi 2+2=4 ?"</text:p>
      <text:p text:style-name="P5">PRINT ""</text:p>
      <text:p text:style-name="P5">PRINT ""</text:p>
      <text:p text:style-name="P5">PRINT " Ok, c'‚tait facile..."</text:p>
      <text:p text:style-name="P5">PRINT ""</text:p>
      <text:p text:style-name="P5">PRINT ""</text:p>
      <text:p text:style-name="P5">PRINT " Passer au niveau suivant"</text:p>
      <text:p text:style-name="P5">SHELL "pause"</text:p>
      <text:p text:style-name="P5">CLS</text:p>
      <text:p text:style-name="P5">GOTO niv2</text:p>
      <text:p text:style-name="P5"/>
      <text:p text:style-name="P5">non:</text:p>
      <text:p text:style-name="P5">PRINT ""</text:p>
      <text:p text:style-name="P5">COLOR 4</text:p>
      <text:p text:style-name="P5">PRINT " Arf...Allez recommence."</text:p>
      <text:p text:style-name="P5">PRINT ""</text:p>
      <text:p text:style-name="P5">SHELL "pause"</text:p>
      <text:p text:style-name="P5">CLS</text:p>
      <text:p text:style-name="P5">GOTO niv1</text:p>
      <text:p text:style-name="P5"/>
      <text:p text:style-name="P5">niv2:</text:p>
      <text:p text:style-name="P6">PRINT ""</text:p>
      <text:p text:style-name="P6">...</text:p>
      <text:p text:style-name="P7"><text:tab/>Par la suite, le programme une fois fini, toutes les lignes de code seront présent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323cm" fo:margin-bottom="0.542cm" fo:margin-left="2.646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12T22:06:07</meta:creation-date>
    <dc:date>2006-10-18T19:34:46</dc:date>
    <dc:language>fr-FR</dc:language>
    <meta:editing-cycles>9</meta:editing-cycles>
    <meta:editing-duration>PT8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7" meta:word-count="479" meta:character-count="2500"/>
  </office:meta>
</office:document-meta>
</file>